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Rounded A" svg:font-family="'Gotham Rounded A', 'Gotham Rounded B', 'Gotham Rounded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4884" officeooo:paragraph-rsid="000b4884" style:font-weight-asian="bold" style:font-weight-complex="bold"/>
    </style:style>
    <style:style style:name="P2" style:family="paragraph" style:parent-style-name="Standard">
      <style:text-properties fo:font-weight="bold" officeooo:rsid="000b4884" officeooo:paragraph-rsid="000bc8d2" style:font-weight-asian="bold" style:font-weight-complex="bold"/>
    </style:style>
    <style:style style:name="P3" style:family="paragraph" style:parent-style-name="Standard">
      <style:text-properties fo:font-weight="bold" officeooo:rsid="000bc8d2" officeooo:paragraph-rsid="000bc8d2" style:font-weight-asian="bold" style:font-weight-complex="bold"/>
    </style:style>
    <style:style style:name="P4" style:family="paragraph" style:parent-style-name="Standard">
      <style:text-properties fo:font-weight="bold" officeooo:rsid="000bc8d2" officeooo:paragraph-rsid="00190eb8" style:font-weight-asian="bold" style:font-weight-complex="bold"/>
    </style:style>
    <style:style style:name="P5" style:family="paragraph" style:parent-style-name="Standard">
      <style:text-properties fo:font-weight="bold" officeooo:rsid="000dc79d" officeooo:paragraph-rsid="000dc79d" style:font-weight-asian="bold" style:font-weight-complex="bold"/>
    </style:style>
    <style:style style:name="P6" style:family="paragraph" style:parent-style-name="Standard">
      <style:text-properties fo:font-weight="bold" officeooo:rsid="000dc79d" officeooo:paragraph-rsid="000f92ae" style:font-weight-asian="bold" style:font-weight-complex="bold"/>
    </style:style>
    <style:style style:name="P7" style:family="paragraph" style:parent-style-name="Standard">
      <style:text-properties fo:font-weight="bold" officeooo:rsid="000f35b8" officeooo:paragraph-rsid="000f35b8" style:font-weight-asian="bold" style:font-weight-complex="bold"/>
    </style:style>
    <style:style style:name="P8" style:family="paragraph" style:parent-style-name="Standard">
      <style:text-properties fo:font-weight="normal" officeooo:rsid="000f35b8" officeooo:paragraph-rsid="000f35b8" style:font-weight-asian="normal" style:font-weight-complex="normal"/>
    </style:style>
    <style:style style:name="P9" style:family="paragraph" style:parent-style-name="Standard">
      <style:text-properties fo:font-weight="normal" officeooo:rsid="0013e901" officeooo:paragraph-rsid="0013e901" style:font-weight-asian="normal" style:font-weight-complex="normal"/>
    </style:style>
    <style:style style:name="P10" style:family="paragraph" style:parent-style-name="Standard">
      <style:text-properties fo:font-weight="normal" officeooo:rsid="000b4884" officeooo:paragraph-rsid="000b4884" style:font-weight-asian="normal" style:font-weight-complex="normal"/>
    </style:style>
    <style:style style:name="P11" style:family="paragraph" style:parent-style-name="Standard">
      <style:text-properties fo:font-weight="normal" officeooo:rsid="000bdf72" officeooo:paragraph-rsid="000bdf72" style:font-weight-asian="normal" style:font-weight-complex="normal"/>
    </style:style>
    <style:style style:name="P12" style:family="paragraph" style:parent-style-name="Standard">
      <style:text-properties fo:font-weight="normal" officeooo:rsid="000bc8d2" officeooo:paragraph-rsid="000bc8d2" style:font-weight-asian="normal" style:font-weight-complex="normal"/>
    </style:style>
    <style:style style:name="P13" style:family="paragraph" style:parent-style-name="Standard">
      <style:text-properties fo:font-weight="normal" officeooo:rsid="000dc79d" officeooo:paragraph-rsid="000dc79d" style:font-weight-asian="normal" style:font-weight-complex="normal"/>
    </style:style>
    <style:style style:name="P14" style:family="paragraph" style:parent-style-name="Text_20_body">
      <style:text-properties fo:font-weight="normal" officeooo:rsid="0014c187" officeooo:paragraph-rsid="0014c187" style:font-weight-asian="normal" style:font-weight-complex="normal"/>
    </style:style>
    <style:style style:name="P15" style:family="paragraph" style:parent-style-name="Text_20_body">
      <style:text-properties fo:font-weight="normal" officeooo:rsid="001a979b" officeooo:paragraph-rsid="001a979b" style:font-weight-asian="normal" style:font-weight-complex="normal"/>
    </style:style>
    <style:style style:name="P16" style:family="paragraph" style:parent-style-name="Text_20_body">
      <style:text-properties fo:font-weight="normal" officeooo:rsid="001ba101" officeooo:paragraph-rsid="001ba101" style:font-weight-asian="normal" style:font-weight-complex="normal"/>
    </style:style>
    <style:style style:name="P17" style:family="paragraph" style:parent-style-name="Text_20_body">
      <style:text-properties fo:font-weight="normal" officeooo:rsid="001ba101" officeooo:paragraph-rsid="001bfea9" style:font-weight-asian="normal" style:font-weight-complex="normal"/>
    </style:style>
    <style:style style:name="P18" style:family="paragraph" style:parent-style-name="Text_20_body">
      <style:text-properties officeooo:rsid="0013e901" officeooo:paragraph-rsid="0013e901"/>
    </style:style>
    <style:style style:name="P19" style:family="paragraph" style:parent-style-name="Text_20_body">
      <style:text-properties fo:font-weight="bold" officeooo:rsid="0014c187" officeooo:paragraph-rsid="0014c187" style:font-weight-asian="bold" style:font-weight-complex="bold"/>
    </style:style>
    <style:style style:name="P20" style:family="paragraph" style:parent-style-name="Text_20_body">
      <style:text-properties fo:font-weight="bold" officeooo:rsid="001616aa" officeooo:paragraph-rsid="001616aa" style:font-weight-asian="bold" style:font-weight-complex="bold"/>
    </style:style>
    <style:style style:name="P21" style:family="paragraph" style:parent-style-name="Text_20_body">
      <style:text-properties fo:font-weight="bold" officeooo:rsid="00195ad8" officeooo:paragraph-rsid="00195ad8" style:font-weight-asian="bold" style:font-weight-complex="bold"/>
    </style:style>
    <style:style style:name="P22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0f35b8" officeooo:paragraph-rsid="000f35b8" style:font-weight-asian="normal" style:font-weight-complex="normal"/>
    </style:style>
    <style:style style:name="P23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1616aa" officeooo:paragraph-rsid="001616aa" style:font-weight-asian="normal" style:font-weight-complex="normal"/>
    </style:style>
    <style:style style:name="P24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1cea69" officeooo:paragraph-rsid="001cea69" style:font-weight-asian="normal" style:font-weight-complex="normal"/>
    </style:style>
    <style:style style:name="P25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1ba101" officeooo:paragraph-rsid="001cea69" style:font-weight-asian="normal" style:font-weight-complex="normal"/>
    </style:style>
    <style:style style:name="P26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1ba101" officeooo:paragraph-rsid="001ba101" style:font-weight-asian="normal" style:font-weight-complex="normal"/>
    </style:style>
    <style:style style:name="P27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1ba101" officeooo:paragraph-rsid="001bcdc0" style:font-weight-asian="normal" style:font-weight-complex="normal"/>
    </style:style>
    <style:style style:name="P28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1bcdc0" officeooo:paragraph-rsid="001bcdc0" style:font-weight-asian="normal" style:font-weight-complex="normal"/>
    </style:style>
    <style:style style:name="P29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1bfea9" officeooo:paragraph-rsid="001bfea9" style:font-weight-asian="normal" style:font-weight-complex="normal"/>
    </style:style>
    <style:style style:name="P30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1dd333" officeooo:paragraph-rsid="001dd333" style:font-weight-asian="normal" style:font-weight-complex="normal"/>
    </style:style>
    <style:style style:name="P31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1ed097" officeooo:paragraph-rsid="001ed097" style:font-weight-asian="normal" style:font-weight-complex="normal"/>
    </style:style>
    <style:style style:name="P32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2081f8" officeooo:paragraph-rsid="002081f8" style:font-weight-asian="normal" style:font-weight-complex="normal"/>
    </style:style>
    <style:style style:name="P33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2273cd" officeooo:paragraph-rsid="002273cd" style:font-weight-asian="normal" style:font-weight-complex="normal"/>
    </style:style>
    <style:style style:name="P34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24525a" officeooo:paragraph-rsid="0024525a" style:font-weight-asian="normal" style:font-weight-complex="normal"/>
    </style:style>
    <style:style style:name="P35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24d628" officeooo:paragraph-rsid="0024d628" style:font-weight-asian="normal" style:font-weight-complex="normal"/>
    </style:style>
    <style:style style:name="P36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bold" officeooo:rsid="0014c187" officeooo:paragraph-rsid="0014c187" style:font-weight-asian="bold" style:font-weight-complex="bold"/>
    </style:style>
    <style:style style:name="P37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bold" officeooo:rsid="001616aa" officeooo:paragraph-rsid="001616aa" style:font-weight-asian="bold" style:font-weight-complex="bold"/>
    </style:style>
    <style:style style:name="P38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bold" officeooo:rsid="002273cd" officeooo:paragraph-rsid="002273cd" style:font-weight-asian="bold" style:font-weight-complex="bold"/>
    </style:style>
    <style:style style:name="P39" style:family="paragraph" style:parent-style-name="Standard" style:list-style-name="L1">
      <style:text-properties fo:font-weight="normal" officeooo:rsid="000b4884" officeooo:paragraph-rsid="000b4884" style:font-weight-asian="normal" style:font-weight-complex="normal"/>
    </style:style>
    <style:style style:name="P40" style:family="paragraph" style:parent-style-name="Standard" style:list-style-name="L1">
      <style:text-properties fo:font-weight="normal" officeooo:rsid="000bdf72" officeooo:paragraph-rsid="000bdf72" style:font-weight-asian="normal" style:font-weight-complex="normal"/>
    </style:style>
    <style:style style:name="P41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bold" officeooo:rsid="00288e54" officeooo:paragraph-rsid="00288e54" style:font-weight-asian="bold" style:font-weight-complex="bold"/>
    </style:style>
    <style:style style:name="P42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288e54" officeooo:paragraph-rsid="00288e54" style:font-weight-asian="normal" style:font-weight-complex="normal"/>
    </style:style>
    <style:style style:name="P43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290d78" officeooo:paragraph-rsid="00290d78" style:font-weight-asian="normal" style:font-weight-complex="normal"/>
    </style:style>
    <style:style style:name="P44" style:family="paragraph" style:parent-style-name="Text_20_body">
      <style:text-properties fo:font-variant="normal" fo:text-transform="none" fo:color="#576366" style:font-name="Gotham Rounded A" fo:font-size="9.75pt" fo:letter-spacing="normal" fo:font-style="normal" fo:font-weight="normal" officeooo:rsid="00290d78" officeooo:paragraph-rsid="002a848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c8d2" style:font-weight-asian="normal" style:font-weight-complex="normal"/>
    </style:style>
    <style:style style:name="T3" style:family="text">
      <style:text-properties fo:font-weight="normal" officeooo:rsid="000bdf72" style:font-weight-asian="normal" style:font-weight-complex="normal"/>
    </style:style>
    <style:style style:name="T4" style:family="text">
      <style:text-properties fo:font-weight="normal" officeooo:rsid="000f92ae" style:font-weight-asian="normal" style:font-weight-complex="normal"/>
    </style:style>
    <style:style style:name="T5" style:family="text">
      <style:text-properties fo:font-weight="normal" officeooo:rsid="000f35b8" style:font-weight-asian="normal" style:font-weight-complex="normal"/>
    </style:style>
    <style:style style:name="T6" style:family="text">
      <style:text-properties fo:font-weight="normal" officeooo:rsid="00170d7c" style:font-weight-asian="normal" style:font-weight-complex="normal"/>
    </style:style>
    <style:style style:name="T7" style:family="text">
      <style:text-properties fo:font-weight="normal" officeooo:rsid="0018e5cc" style:font-weight-asian="normal" style:font-weight-complex="normal"/>
    </style:style>
    <style:style style:name="T8" style:family="text">
      <style:text-properties fo:font-weight="normal" officeooo:rsid="00190eb8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f35b8"/>
    </style:style>
    <style:style style:name="T11" style:family="text">
      <style:text-properties fo:font-variant="normal" fo:text-transform="none" fo:color="#576366" style:font-name="Gotham Rounded A" fo:font-size="9.75pt" fo:letter-spacing="normal" fo:font-style="normal"/>
    </style:style>
    <style:style style:name="T12" style:family="text">
      <style:text-properties fo:font-variant="normal" fo:text-transform="none" fo:color="#576366" style:font-name="Gotham Rounded A" fo:font-size="9.75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576366" style:font-name="Gotham Rounded A" fo:font-size="9.75pt" fo:letter-spacing="normal" fo:font-style="normal" fo:font-weight="normal" officeooo:rsid="000f35b8" style:font-weight-asian="normal" style:font-weight-complex="normal"/>
    </style:style>
    <style:style style:name="T14" style:family="text">
      <style:text-properties fo:font-variant="normal" fo:text-transform="none" fo:color="#576366" style:font-name="Gotham Rounded A" fo:font-size="9.75pt" fo:letter-spacing="normal" fo:font-style="normal" fo:font-weight="normal" officeooo:rsid="001476a6" style:font-weight-asian="normal" style:font-weight-complex="normal"/>
    </style:style>
    <style:style style:name="T15" style:family="text">
      <style:text-properties fo:font-variant="normal" fo:text-transform="none" fo:color="#576366" style:font-name="Gotham Rounded A" fo:font-size="9.75pt" fo:letter-spacing="normal" fo:font-style="normal" officeooo:rsid="001476a6"/>
    </style:style>
    <style:style style:name="T16" style:family="text">
      <style:text-properties fo:font-variant="normal" fo:text-transform="none" fo:color="#576366" style:font-name="Gotham Rounded A" fo:font-size="9.75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576366" style:font-name="Gotham Rounded A" fo:font-size="9.75pt" fo:letter-spacing="normal" fo:font-style="normal" officeooo:rsid="00159d41"/>
    </style:style>
    <style:style style:name="T18" style:family="text">
      <style:text-properties fo:font-variant="normal" fo:text-transform="none" fo:color="#576366" style:font-name="Gotham Rounded A" fo:font-size="9.75pt" fo:letter-spacing="normal" fo:font-style="normal" officeooo:rsid="001616aa"/>
    </style:style>
    <style:style style:name="T19" style:family="text">
      <style:text-properties fo:font-variant="normal" fo:text-transform="none" fo:color="#576366" style:font-name="Gotham Rounded A" fo:font-size="9.75pt" fo:letter-spacing="normal" fo:font-style="normal" officeooo:rsid="001a246a"/>
    </style:style>
    <style:style style:name="T20" style:family="text">
      <style:text-properties fo:font-variant="normal" fo:text-transform="none" fo:color="#576366" style:font-name="Gotham Rounded A" fo:font-size="9.75pt" fo:letter-spacing="normal" fo:font-style="normal" officeooo:rsid="001bfea9"/>
    </style:style>
    <style:style style:name="T21" style:family="text">
      <style:text-properties officeooo:rsid="001bfea9"/>
    </style:style>
    <style:style style:name="T22" style:family="text">
      <style:text-properties officeooo:rsid="00288e54"/>
    </style:style>
    <style:style style:name="T23" style:family="text">
      <style:text-properties officeooo:rsid="002a8488"/>
    </style:style>
    <style:style style:name="T24" style:family="text">
      <style:text-properties officeooo:rsid="002b6a4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AX</text:p>
      <text:p text:style-name="P1">A<text:span text:style-name="T1">synchronous : making requests all while running all the JS on your page (simultaneous work)</text:span></text:p>
      <text:p text:style-name="P1">J<text:span text:style-name="T1">avascript : language used</text:span></text:p>
      <text:p text:style-name="P1">A<text:span text:style-name="T1">nd</text:span></text:p>
      <text:p text:style-name="P1">X<text:span text:style-name="T1">ml type of data received</text:span></text:p>
      <text:p text:style-name="P10"/>
      <text:p text:style-name="P10">how ajax works</text:p>
      <text:list xml:id="list2535752747158807943" text:style-name="L1">
        <text:list-item>
          <text:p text:style-name="P39">Create an Xmlhttp request object</text:p>
          <text:p text:style-name="P40">var vari = new XMLHttpRequest();</text:p>
        </text:list-item>
        <text:list-item>
          <text:p text:style-name="P39">create a callback function</text:p>
        </text:list-item>
      </text:list>
      <text:p text:style-name="P2"><text:span text:style-name="T1"><text:tab/></text:span><text:span text:style-name="T2">(This is where the data you recieve will go)</text:span></text:p>
      <text:p text:style-name="P12"/>
      <text:p text:style-name="P2"><text:span text:style-name="T2">/*</text:span><text:span text:style-name="T7">readystatechange fires off in 4 different sequences</text:span><text:span text:style-name="T2">*/</text:span></text:p>
      <text:p text:style-name="P3"><text:span text:style-name="T1"><text:tab/></text:span><text:span text:style-name="T3">vari</text:span><text:span text:style-name="T1">.onreadystatechange = function (){</text:span></text:p>
      <text:p text:style-name="P4"><text:span text:style-name="T1"><text:tab/><text:tab/>if (</text:span><text:span text:style-name="T3">vari</text:span><text:span text:style-name="T1">.readyState === 4 </text:span><text:span text:style-name="T8">&amp;&amp; vari.status === 200</text:span><text:span text:style-name="T1">) { <text:s/></text:span></text:p>
      <text:p text:style-name="P3"><text:span text:style-name="T1">/*</text:span><text:span text:style-name="T6">readyState # is counts down the process of sending,servers has sent everything its going to send @4</text:span><text:span text:style-name="T1">*/</text:span></text:p>
      <text:p text:style-name="P3"><text:span text:style-name="T1">/*</text:span><text:span text:style-name="T8">status checks readystate info</text:span><text:span text:style-name="T1">*/</text:span></text:p>
      <text:p text:style-name="P3"><text:span text:style-name="T1"><text:tab/><text:tab/><text:tab/>document.getElementById('ajax').innerHTML = </text:span><text:span text:style-name="T3">vari</text:span><text:span text:style-name="T1">.responseText;</text:span></text:p>
      <text:p text:style-name="P12"><text:tab/><text:tab/>}</text:p>
      <text:p text:style-name="P12"><text:tab/>};</text:p>
      <text:list xml:id="list122903149301826" text:continue-numbering="true" text:style-name="L1">
        <text:list-item>
          <text:p text:style-name="P39">Open a requests </text:p>
          <text:p text:style-name="P40">vari.open(‘GET’, ‘filename.html’);</text:p>
        </text:list-item>
      </text:list>
      <text:p text:style-name="P13"/>
      <text:p text:style-name="P11">*************</text:p>
      <text:p text:style-name="P13">This will use a get or post request</text:p>
      <text:p text:style-name="P6"><text:span text:style-name="T1">GET: grabs something using a link, </text:span><text:span text:style-name="T4">all info stored in url </text:span><text:span text:style-name="T5"><text:s/></text:span><text:a xlink:type="simple" xlink:href="http://website.com/employees.php?lastname=jones" text:style-name="Internet_20_link" text:visited-style-name="Visited_20_Internet_20_Link"><text:span text:style-name="T5">http://website.com/employees.php?</text:span></text:a><text:a xlink:type="simple" xlink:href="http://website.com/employees.php?lastname=jones" text:style-name="Internet_20_link" text:visited-style-name="Visited_20_Internet_20_Link"><text:span text:style-name="T10">lastname=jones</text:span></text:a><text:span text:style-name="T1"> </text:span><text:span text:style-name="T4">(do not send private info)</text:span></text:p>
      <text:p text:style-name="P5"><text:span text:style-name="T1">POST: Used for stored data(save email, username,etc.) </text:span><text:span text:style-name="T4">info is not stored in the url</text:span></text:p>
      <text:list xml:id="list122901794969687" text:continue-numbering="true" text:style-name="L1">
        <text:list-item>
          <text:p text:style-name="P39">send the request</text:p>
          <text:p text:style-name="P40">vari.send();</text:p>
        </text:list-item>
      </text:list>
      <text:p text:style-name="P11"/>
      <text:p text:style-name="P11"/>
      <text:p text:style-name="P7">Query string </text:p>
      <text:p text:style-name="P7"><text:span text:style-name="T1">ex. </text:span><text:a xlink:type="simple" xlink:href="http://website.com/employees.php?lastname=jones" text:style-name="Internet_20_link" text:visited-style-name="Visited_20_Internet_20_Link"><text:span text:style-name="T1">http://website.com/employees.php?</text:span></text:a><text:a xlink:type="simple" xlink:href="http://website.com/employees.php?lastname=jones" text:style-name="Internet_20_link" text:visited-style-name="Visited_20_Internet_20_Link">lastname=jones</text:a></text:p>
      <text:p text:style-name="P8">//used to return a value from database</text:p>
      <text:p text:style-name="P8">property = <text:span text:style-name="T9">lastname </text:span></text:p>
      <text:p text:style-name="P8">value = <text:span text:style-name="T9">jones</text:span></text:p>
      <text:p text:style-name="P7"/>
      <text:p text:style-name="P7"/>
      <text:p text:style-name="P8"><text:a xlink:type="simple" xlink:href="http://www.url-encode-decode.com/" text:style-name="Internet_20_link" text:visited-style-name="Visited_20_Internet_20_Link"><text:span text:style-name="T9">http://www.url-encode-decode.com/</text:span></text:a><text:span text:style-name="T9"> : </text:span>helps read urls</text:p>
      <text:p text:style-name="P8"/>
      <text:p text:style-name="P8"/>
      <text:p text:style-name="P9">XML eXtensible markup language</text:p>
      <text:p text:style-name="P22">Parsing XML with JavaScript isn't that easy. A more common format, is JSON which parses directly into JavaScript.</text:p>
      <text:p text:style-name="P22"/>
      <text:p text:style-name="P18"><text:span text:style-name="T13">A</text:span><text:span text:style-name="T12">JAX is limited to the </text:span><text:span text:style-name="T16">same origin policy</text:span></text:p>
      <text:p text:style-name="P18"><text:soft-page-break/><text:span text:style-name="T12">This means you can access your server but not any others </text:span><text:span text:style-name="T14">or switching hosts or port numbers (8080 vs 8000, etc)</text:span></text:p>
      <text:p text:style-name="P19"><text:span text:style-name="T15">W</text:span><text:span text:style-name="T11">orkarounds</text:span></text:p>
      <text:p text:style-name="P36">Web proxy</text:p>
      <text:p text:style-name="P36">JSONP (json with padding)</text:p>
      <text:p text:style-name="P14"><text:span text:style-name="T11">linking to js or css files from other sites </text:span><text:span text:style-name="T17">(like using a cdn </text:span><text:span text:style-name="T18">someone else hosts your files and you get to use them</text:span><text:span text:style-name="T17">)</text:span></text:p>
      <text:p text:style-name="P20"><text:span text:style-name="T17">C</text:span><text:span text:style-name="T11">ORS(Cross origin resource sharing)</text:span></text:p>
      <text:p text:style-name="P37"/>
      <text:p text:style-name="P20"><text:span text:style-name="T11">Note :</text:span><text:span text:style-name="T12"> you need a server to use ajax requests</text:span></text:p>
      <text:p text:style-name="P23"/>
      <text:p text:style-name="P23"/>
      <text:p text:style-name="P21"><text:span text:style-name="T11">JSON </text:span><text:span text:style-name="T19">javascript object notation</text:span></text:p>
      <text:p text:style-name="P15"><text:span text:style-name="T19">t</text:span><text:span text:style-name="T11">hink keys for array values in php</text:span></text:p>
      <text:p text:style-name="P24">http://jsonlint.com/ JSON VAIlDATOR</text:p>
      <text:p text:style-name="P25">//MUST BE DOUBLE QUOTES</text:p>
      <text:p text:style-name="P28">[</text:p>
      <text:p text:style-name="P26"><text:tab/>{ </text:p>
      <text:p text:style-name="P26"><text:tab/><text:tab/>“firstname” : “brendan”,</text:p>
      <text:p text:style-name="P16"><text:span text:style-name="T11"><text:tab/><text:tab/>“</text:span><text:span text:style-name="T20">inOffice</text:span><text:span text:style-name="T11">” : </text:span><text:span text:style-name="T20">true</text:span></text:p>
      <text:p text:style-name="P27"><text:tab/></text:p>
      <text:p text:style-name="P26"><text:tab/>},</text:p>
      <text:p text:style-name="P17"><text:span text:style-name="T11"><text:tab/></text:span><text:span text:style-name="T20">{</text:span></text:p>
      <text:p text:style-name="Text_20_body"><text:tab/><text:tab/>“firstname” : “<text:span text:style-name="T21">sarah”,</text:span></text:p>
      <text:p text:style-name="Text_20_body"><text:tab/><text:tab/>“<text:span text:style-name="T21">inOffice : false</text:span></text:p>
      <text:p text:style-name="P29"><text:tab/>}</text:p>
      <text:p text:style-name="P28">]</text:p>
      <text:p text:style-name="P28"/>
      <text:p text:style-name="P30">JSON isn’t javascript, its just a text doc that you can easily parse(step through) and convert to JS</text:p>
      <text:p text:style-name="P30"/>
      <text:p text:style-name="P31">by calling a variable defined as JSON.parse(xhr.responseText);</text:p>
      <text:p text:style-name="P31">you convert what was once text to javascript</text:p>
      <text:p text:style-name="P32">Arrays are considered objects in JS</text:p>
      <text:p text:style-name="P32"><text:soft-page-break/></text:p>
      <text:p text:style-name="P32"/>
      <text:p text:style-name="P38">Jquery &amp; ajax</text:p>
      <text:p text:style-name="P33"/>
      <text:p text:style-name="P33">//loads another page into element, hides the button that was there</text:p>
      <text:p text:style-name="P33">function sendAJAX(){</text:p>
      <text:p text:style-name="P33"><text:tab/>$('#ajax').load('sidebar.html');</text:p>
      <text:p text:style-name="P33"><text:tab/>$('#load').hide();</text:p>
      <text:p text:style-name="P33">}</text:p>
      <text:p text:style-name="P33"/>
      <text:p text:style-name="P34">jquery shorthand <text:a xlink:type="simple" xlink:href="http://api.jquery.com/category/ajax/shorthand-methods/" text:style-name="Internet_20_link" text:visited-style-name="Visited_20_Internet_20_Link">http://api.jquery.com/category/ajax/shorthand-methods/</text:a> like .load()</text:p>
      <text:p text:style-name="P34"/>
      <text:p text:style-name="P35">$.get(url, data, callback);</text:p>
      <text:p text:style-name="P35">//you cannot use this method with a selector </text:p>
      <text:p text:style-name="P35">$(‘#element’).get will not work</text:p>
      <text:p text:style-name="P35"/>
      <text:p text:style-name="P41">jQuery</text:p>
      <text:p text:style-name="P42">Shorthand ‘for’ loop</text:p>
      <text:p text:style-name="P42">$.each(object/array, callback)</text:p>
      <text:p text:style-name="P35"/>
      <text:p text:style-name="P43">$.each(<text:span text:style-name="T22">object/array, </text:span>function(index, value){</text:p>
      <text:p text:style-name="P44"><text:tab/><text:span text:style-name="T23">console.log</text:span>(index, value);</text:p>
      <text:p text:style-name="P43">});</text:p>
      <text:p text:style-name="P43">//<text:span text:style-name="T24">This will output 0 index and that arrays value, then 1 index +value until it reaches the end of the arr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Rounded A" svg:font-family="'Gotham Rounded A', 'Gotham Rounded B', 'Gotham Rounded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09:53:23.452874229</meta:creation-date>
    <dc:date>2016-07-07T09:51:27.697976950</dc:date>
    <meta:editing-duration>PT3H15M24S</meta:editing-duration>
    <meta:editing-cycles>32</meta:editing-cycles>
    <meta:generator>LibreOffice/5.1.4.2$Linux_X86_64 LibreOffice_project/10m0$Build-2</meta:generator>
    <meta:document-statistic meta:table-count="0" meta:image-count="0" meta:object-count="0" meta:page-count="3" meta:paragraph-count="78" meta:word-count="416" meta:character-count="2768" meta:non-whitespace-character-count="2399"/>
  </office:meta>
</office:document-meta>
</file>